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a0bbc" officeooo:paragraph-rsid="006300d2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648f3" officeooo:paragraph-rsid="006300d2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685ba2" officeooo:paragraph-rsid="00685ba2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6edbf" officeooo:paragraph-rsid="001bf31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b6865" officeooo:paragraph-rsid="006300d2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19eb27"/>
    </style:style>
    <style:style style:name="P8" style:family="paragraph" style:parent-style-name="Standard">
      <style:paragraph-properties fo:text-align="start" style:justify-single-word="false"/>
      <style:text-properties officeooo:paragraph-rsid="00685ba2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98581" officeooo:paragraph-rsid="00657576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2534e" officeooo:paragraph-rsid="0052534e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0e27b" officeooo:paragraph-rsid="00657576" style:font-size-asian="12pt" style:font-weight-asian="bold" style:font-size-complex="12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98581" officeooo:paragraph-rsid="00657576" style:font-size-asian="12pt" style:font-weight-asian="bold" style:font-size-complex="12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42759" officeooo:paragraph-rsid="00657576" style:font-size-asian="12pt" style:font-weight-asian="bold" style:font-size-complex="12pt" style:font-weight-complex="bold"/>
    </style:style>
    <style:style style:name="P14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a0036" officeooo:paragraph-rsid="004648f3" style:font-size-asian="12pt" style:font-weight-asian="normal" style:font-size-complex="12pt" style:font-weight-complex="normal"/>
    </style:style>
    <style:style style:name="P15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a0036" officeooo:paragraph-rsid="0052534e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weight="bold" officeooo:rsid="00698581" officeooo:paragraph-rsid="00657576" style:font-weight-asian="bold" style:font-weight-complex="bold"/>
    </style:style>
    <style:style style:name="P17" style:family="paragraph" style:parent-style-name="Standard" style:list-style-name="L2">
      <style:paragraph-properties fo:text-align="start" style:justify-single-word="false"/>
      <style:text-properties officeooo:paragraph-rsid="006300d2"/>
    </style:style>
    <style:style style:name="P18" style:family="paragraph" style:parent-style-name="Standard" style:list-style-name="L4">
      <style:paragraph-properties fo:text-align="start" style:justify-single-word="false"/>
      <style:text-properties officeooo:paragraph-rsid="00401487"/>
    </style:style>
    <style:style style:name="P19" style:family="paragraph" style:parent-style-name="Standard" style:list-style-name="L6">
      <style:paragraph-properties fo:text-align="start" style:justify-single-word="false"/>
      <style:text-properties officeooo:paragraph-rsid="0040aa0b"/>
    </style:style>
    <style:style style:name="P20" style:family="paragraph" style:parent-style-name="Standard" style:list-style-name="L7">
      <style:paragraph-properties fo:text-align="start" style:justify-single-word="false"/>
      <style:text-properties officeooo:paragraph-rsid="005c31f0"/>
    </style:style>
    <style:style style:name="P21" style:family="paragraph" style:parent-style-name="Standard" style:list-style-name="L7">
      <style:paragraph-properties fo:text-align="start" style:justify-single-word="false"/>
      <style:text-properties officeooo:paragraph-rsid="0052534e"/>
    </style:style>
    <style:style style:name="P22" style:family="paragraph" style:parent-style-name="Standard" style:list-style-name="L3">
      <style:paragraph-properties fo:text-align="start" style:justify-single-word="false"/>
      <style:text-properties officeooo:paragraph-rsid="00685ba2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b6865" officeooo:paragraph-rsid="006300d2" style:font-size-asian="12pt" style:font-weight-asian="normal" style:font-size-complex="12pt" style:font-weight-complex="normal"/>
    </style:style>
    <style:style style:name="P24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3a0036" officeooo:paragraph-rsid="00657576" style:font-size-asian="12pt" style:font-weight-asian="normal" style:font-size-complex="12pt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3a0036" officeooo:paragraph-rsid="00401487" style:font-size-asian="12pt" style:font-weight-asian="normal" style:font-size-complex="12pt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3a0036" officeooo:paragraph-rsid="005391ff" style:font-size-asian="12pt" style:font-weight-asian="normal" style:font-size-complex="12pt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401487" officeooo:paragraph-rsid="00401487" style:font-size-asian="12pt" style:font-weight-asian="normal" style:font-size-complex="12pt" style:font-weight-complex="normal"/>
    </style:style>
    <style:style style:name="P28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401487" officeooo:paragraph-rsid="00401487" style:font-size-asian="12pt" style:font-weight-asian="normal" style:font-size-complex="12pt" style:font-weight-complex="normal"/>
    </style:style>
    <style:style style:name="P29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5a3b41" officeooo:paragraph-rsid="005a3b41" style:font-size-asian="12pt" style:font-weight-asian="normal" style:font-size-complex="12pt" style:font-weight-complex="normal"/>
    </style:style>
    <style:style style:name="P30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52534e" officeooo:paragraph-rsid="0052534e" style:font-size-asian="12pt" style:font-weight-asian="normal" style:font-size-complex="12pt" style:font-weight-complex="normal"/>
    </style:style>
    <style:style style:name="P31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52534e" officeooo:paragraph-rsid="005391ff" style:font-size-asian="12pt" style:font-weight-asian="normal" style:font-size-complex="12pt" style:font-weight-complex="normal"/>
    </style:style>
    <style:style style:name="T1" style:family="text">
      <style:text-properties style:font-name="DejaVu Sans Condensed" fo:font-size="12pt" fo:font-weight="normal" officeooo:rsid="003a0036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3b29e7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3bd701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401487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40aa0b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4648f3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4b6865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47c676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20acb9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5391ff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52534e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51d3f9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51b8a3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5c31f0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normal" officeooo:rsid="00657576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6669d4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weight="normal" officeooo:rsid="0067e98d" style:font-size-asian="12pt" style:font-weight-asian="normal" style:font-size-complex="12pt" style:font-weight-complex="normal"/>
    </style:style>
    <style:style style:name="T18" style:family="text">
      <style:text-properties style:font-name="DejaVu Sans Condensed" fo:font-size="12pt" fo:font-weight="normal" officeooo:rsid="00544537" style:font-size-asian="12pt" style:font-weight-asian="normal" style:font-size-complex="12pt" style:font-weight-complex="normal"/>
    </style:style>
    <style:style style:name="T19" style:family="text">
      <style:text-properties style:font-name="DejaVu Sans Condensed" fo:font-size="12pt" fo:font-weight="normal" officeooo:rsid="00685ba2" style:font-size-asian="12pt" style:font-weight-asian="normal" style:font-size-complex="12pt" style:font-weight-complex="normal"/>
    </style:style>
    <style:style style:name="T20" style:family="text">
      <style:text-properties style:font-name="DejaVu Sans Condensed" fo:font-size="12pt" fo:font-weight="normal" officeooo:rsid="0068a50b" style:font-size-asian="12pt" style:font-weight-asian="normal" style:font-size-complex="12pt" style:font-weight-complex="normal"/>
    </style:style>
    <style:style style:name="T21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3a0036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3bd701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3d33cf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401487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40aa0b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4e2607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50f0a5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weight="bold" officeooo:rsid="0052534e" style:font-size-asian="12pt" style:font-weight-asian="bold" style:font-size-complex="12pt" style:font-weight-complex="bold"/>
    </style:style>
    <style:style style:name="T32" style:family="text">
      <style:text-properties style:font-name="DejaVu Sans Condensed" fo:font-size="12pt" fo:font-weight="bold" officeooo:rsid="0047c676" style:font-size-asian="12pt" style:font-weight-asian="bold" style:font-size-complex="12pt" style:font-weight-complex="bold"/>
    </style:style>
    <style:style style:name="T33" style:family="text">
      <style:text-properties style:font-name="DejaVu Sans Condensed" fo:font-size="12pt" fo:font-weight="bold" officeooo:rsid="005c806d" style:font-size-asian="12pt" style:font-weight-asian="bold" style:font-size-complex="12pt" style:font-weight-complex="bold"/>
    </style:style>
    <style:style style:name="T34" style:family="text">
      <style:text-properties style:font-name="DejaVu Sans Condensed" fo:font-size="12pt" fo:font-weight="bold" officeooo:rsid="005dacd9" style:font-size-asian="12pt" style:font-weight-asian="bold" style:font-size-complex="12pt" style:font-weight-complex="bold"/>
    </style:style>
    <style:style style:name="T35" style:family="text">
      <style:text-properties style:font-name="DejaVu Sans Condensed" fo:font-size="12pt" fo:font-weight="bold" officeooo:rsid="005e6f68" style:font-size-asian="12pt" style:font-weight-asian="bold" style:font-size-complex="12pt" style:font-weight-complex="bold"/>
    </style:style>
    <style:style style:name="T36" style:family="text">
      <style:text-properties style:font-name="DejaVu Sans Condensed" fo:font-size="12pt" fo:font-weight="bold" officeooo:rsid="0051b8a3" style:font-size-asian="12pt" style:font-weight-asian="bold" style:font-size-complex="12pt" style:font-weight-complex="bold"/>
    </style:style>
    <style:style style:name="T37" style:family="text">
      <style:text-properties style:font-name="DejaVu Sans Condensed" fo:font-size="12pt" fo:font-weight="bold" officeooo:rsid="004b6865" style:font-size-asian="12pt" style:font-weight-asian="bold" style:font-size-complex="12pt" style:font-weight-complex="bold"/>
    </style:style>
    <style:style style:name="T38" style:family="text">
      <style:text-properties style:font-name="DejaVu Sans Condensed" fo:font-size="12pt" fo:font-weight="bold" officeooo:rsid="00632613" style:font-size-asian="12pt" style:font-weight-asian="bold" style:font-size-complex="12pt" style:font-weight-complex="bold"/>
    </style:style>
    <style:style style:name="T39" style:family="text">
      <style:text-properties style:font-name="DejaVu Sans Condensed" fo:font-size="12pt" fo:font-weight="bold" officeooo:rsid="0063e39b" style:font-size-asian="12pt" style:font-weight-asian="bold" style:font-size-complex="12pt" style:font-weight-complex="bold"/>
    </style:style>
    <style:style style:name="T40" style:family="text">
      <style:text-properties style:font-name="DejaVu Sans Condensed" fo:font-size="12pt" fo:font-weight="bold" officeooo:rsid="00657576" style:font-size-asian="12pt" style:font-weight-asian="bold" style:font-size-complex="12pt" style:font-weight-complex="bold"/>
    </style:style>
    <style:style style:name="T41" style:family="text">
      <style:text-properties style:font-name="DejaVu Sans Condensed" fo:font-size="12pt" fo:font-weight="bold" officeooo:rsid="005c31f0" style:font-size-asian="12pt" style:font-weight-asian="bold" style:font-size-complex="12pt" style:font-weight-complex="bold"/>
    </style:style>
    <style:style style:name="T42" style:family="text">
      <style:text-properties style:font-name="DejaVu Sans Condensed" fo:font-size="12pt" fo:font-weight="bold" officeooo:rsid="0067e98d" style:font-size-asian="12pt" style:font-weight-asian="bold" style:font-size-complex="12pt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3bd701" style:font-weight-asian="bold" style:font-weight-complex="bold"/>
    </style:style>
    <style:style style:name="T45" style:family="text">
      <style:text-properties fo:font-weight="bold" officeooo:rsid="00401487" style:font-weight-asian="bold" style:font-weight-complex="bold"/>
    </style:style>
    <style:style style:name="T46" style:family="text">
      <style:text-properties fo:font-weight="bold" officeooo:rsid="0040aa0b" style:font-weight-asian="bold" style:font-weight-complex="bold"/>
    </style:style>
    <style:style style:name="T47" style:family="text">
      <style:text-properties fo:font-weight="bold" officeooo:rsid="0044638f" style:font-weight-asian="bold" style:font-weight-complex="bold"/>
    </style:style>
    <style:style style:name="T48" style:family="text">
      <style:text-properties fo:font-weight="bold" officeooo:rsid="004648f3" style:font-weight-asian="bold" style:font-weight-complex="bold"/>
    </style:style>
    <style:style style:name="T49" style:family="text">
      <style:text-properties fo:font-weight="bold" officeooo:rsid="00305128" style:font-weight-asian="bold" style:font-weight-complex="bold"/>
    </style:style>
    <style:style style:name="T50" style:family="text">
      <style:text-properties fo:font-weight="bold" officeooo:rsid="0047c676" style:font-weight-asian="bold" style:font-weight-complex="bold"/>
    </style:style>
    <style:style style:name="T51" style:family="text">
      <style:text-properties fo:font-weight="bold" officeooo:rsid="005391ff" style:font-weight-asian="bold" style:font-weight-complex="bold"/>
    </style:style>
    <style:style style:name="T52" style:family="text">
      <style:text-properties fo:font-weight="bold" officeooo:rsid="005d45ee" style:font-weight-asian="bold" style:font-weight-complex="bold"/>
    </style:style>
    <style:style style:name="T53" style:family="text">
      <style:text-properties officeooo:rsid="003bd701"/>
    </style:style>
    <style:style style:name="T54" style:family="text">
      <style:text-properties officeooo:rsid="003d33cf"/>
    </style:style>
    <style:style style:name="T55" style:family="text">
      <style:text-properties style:text-line-through-style="none" style:text-line-through-type="none" style:font-name="DejaVu Sans Condensed" fo:font-size="12pt" style:font-size-asian="12pt" style:font-size-complex="12pt"/>
    </style:style>
    <style:style style:name="T56" style:family="text">
      <style:text-properties style:text-line-through-style="none" style:text-line-through-type="none" style:font-name="DejaVu Sans Condensed" fo:font-size="12pt" officeooo:rsid="0060e27b" style:font-size-asian="12pt" style:font-size-complex="12pt"/>
    </style:style>
    <style:style style:name="T57" style:family="text">
      <style:text-properties style:text-line-through-style="none" style:text-line-through-type="none" style:font-name="DejaVu Sans Condensed" fo:font-size="12pt" fo:font-style="normal" fo:font-weight="bold" officeooo:rsid="0063e39b" style:font-size-asian="12pt" style:font-style-asian="normal" style:font-weight-asian="bold" style:font-size-complex="12pt" style:font-style-complex="normal" style:font-weight-complex="bold"/>
    </style:style>
    <style:style style:name="T58" style:family="text">
      <style:text-properties style:text-line-through-style="none" style:text-line-through-type="none" style:font-name="DejaVu Sans Condensed" fo:font-size="12pt" fo:font-style="normal" fo:font-weight="bold" officeooo:rsid="00657576" style:font-size-asian="12pt" style:font-style-asian="normal" style:font-weight-asian="bold" style:font-size-complex="12pt" style:font-style-complex="normal" style:font-weight-complex="bold"/>
    </style:style>
    <style:style style:name="T59" style:family="text">
      <style:text-properties style:text-line-through-style="none" style:text-line-through-type="none" style:font-name="DejaVu Sans Condensed" fo:font-size="12pt" fo:font-style="normal" fo:font-weight="bold" officeooo:rsid="003bd701" style:font-size-asian="12pt" style:font-style-asian="normal" style:font-weight-asian="bold" style:font-size-complex="12pt" style:font-style-complex="normal" style:font-weight-complex="bold"/>
    </style:style>
    <style:style style:name="T60" style:family="text">
      <style:text-properties style:text-line-through-style="none" style:text-line-through-type="none" style:font-name="DejaVu Sans Condensed" fo:font-size="12pt" fo:font-style="normal" fo:font-weight="bold" officeooo:rsid="00401487" style:font-size-asian="12pt" style:font-style-asian="normal" style:font-weight-asian="bold" style:font-size-complex="12pt" style:font-style-complex="normal" style:font-weight-complex="bold"/>
    </style:style>
    <style:style style:name="T61" style:family="text">
      <style:text-properties style:text-line-through-style="none" style:text-line-through-type="none" style:font-name="DejaVu Sans Condensed" fo:font-size="12pt" fo:font-style="normal" fo:font-weight="bold" officeooo:rsid="0052534e" style:font-size-asian="12pt" style:font-style-asian="normal" style:font-weight-asian="bold" style:font-size-complex="12pt" style:font-style-complex="normal" style:font-weight-complex="bold"/>
    </style:style>
    <style:style style:name="T62" style:family="text">
      <style:text-properties style:text-line-through-style="none" style:text-line-through-type="none" style:font-name="DejaVu Sans Condensed" fo:font-size="12pt" fo:font-style="normal" fo:font-weight="bold" officeooo:rsid="0040aa0b" style:font-size-asian="12pt" style:font-style-asian="normal" style:font-weight-asian="bold" style:font-size-complex="12pt" style:font-style-complex="normal" style:font-weight-complex="bold"/>
    </style:style>
    <style:style style:name="T63" style:family="text">
      <style:text-properties style:text-line-through-style="none" style:text-line-through-type="none" style:font-name="DejaVu Sans Condensed" fo:font-size="12pt" fo:font-style="normal" fo:font-weight="bold" officeooo:rsid="00685ba2" style:font-size-asian="12pt" style:font-style-asian="normal" style:font-weight-asian="bold" style:font-size-complex="12pt" style:font-style-complex="normal" style:font-weight-complex="bold"/>
    </style:style>
    <style:style style:name="T64" style:family="text">
      <style:text-properties style:text-line-through-style="none" style:text-line-through-type="none" style:font-name="DejaVu Sans Condensed" fo:font-size="12pt" fo:font-style="normal" fo:font-weight="bold" officeooo:rsid="0068957f" style:font-size-asian="12pt" style:font-style-asian="normal" style:font-weight-asian="bold" style:font-size-complex="12pt" style:font-style-complex="normal" style:font-weight-complex="bold"/>
    </style:style>
    <style:style style:name="T65" style:family="text">
      <style:text-properties officeooo:rsid="00401487"/>
    </style:style>
    <style:style style:name="T66" style:family="text">
      <style:text-properties officeooo:rsid="0020acb9"/>
    </style:style>
    <style:style style:name="T67" style:family="text">
      <style:text-properties officeooo:rsid="0040aa0b"/>
    </style:style>
    <style:style style:name="T68" style:family="text">
      <style:text-properties officeooo:rsid="0044638f"/>
    </style:style>
    <style:style style:name="T69" style:family="text">
      <style:text-properties officeooo:rsid="004648f3"/>
    </style:style>
    <style:style style:name="T70" style:family="text">
      <style:text-properties officeooo:rsid="00305128"/>
    </style:style>
    <style:style style:name="T71" style:family="text">
      <style:text-properties officeooo:rsid="0047c676"/>
    </style:style>
    <style:style style:name="T72" style:family="text">
      <style:text-properties officeooo:rsid="004cf1f4"/>
    </style:style>
    <style:style style:name="T73" style:family="text">
      <style:text-properties officeooo:rsid="005391ff"/>
    </style:style>
    <style:style style:name="T74" style:family="text">
      <style:text-properties officeooo:rsid="00544537"/>
    </style:style>
    <style:style style:name="T75" style:family="text">
      <style:text-properties officeooo:rsid="0055c82a"/>
    </style:style>
    <style:style style:name="T76" style:family="text">
      <style:text-properties officeooo:rsid="005b39aa"/>
    </style:style>
    <style:style style:name="T77" style:family="text">
      <style:text-properties officeooo:rsid="005c31f0"/>
    </style:style>
    <style:style style:name="T78" style:family="text">
      <style:text-properties officeooo:rsid="005d45ee"/>
    </style:style>
    <style:style style:name="T79" style:family="text">
      <style:text-properties officeooo:rsid="0068a50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9">5</text:span><text:span text:style-name="T33">0</text:span><text:span text:style-name="T38">3</text:span><text:span text:style-name="T30"> </text:span><text:span text:style-name="T23">- </text:span><text:span text:style-name="T21">A/G </text:span><text:span text:style-name="T22">- </text:span><text:span text:style-name="T38">CCRP Bombs</text:span></text:p>
      <text:p text:style-name="P1"/>
      <text:p text:style-name="P9">Fence In</text:p>
      <text:list xml:id="list3583054121" text:style-name="L1">
        <text:list-item>
          <text:p text:style-name="P11">Master Arm ... ON (B2 button to toggle)</text:p>
        </text:list-item>
        <text:list-item>
          <text:p text:style-name="P16"><text:span text:style-name="T56">R</text:span><text:span text:style-name="T55">adar ... EMIT (Mode knob to 4)</text:span></text:p>
        </text:list-item>
        <text:list-item>
          <text:p text:style-name="P12">Gun arming switch ... ARM (B1 button to toggle)</text:p>
        </text:list-item>
        <text:list-item>
          <text:p text:style-name="P13">Bomb fuzing, quantity, interval ... Set (PPA, above right knee)</text:p>
        </text:list-item>
      </text:list>
      <text:p text:style-name="P2"/>
      <text:p text:style-name="P3">Mixing weapons</text:p>
      <text:list xml:id="list3213781413" text:style-name="L2">
        <text:list-item>
          <text:p text:style-name="P17"><text:span text:style-name="T6">Can have </text:span><text:span text:style-name="T7">bombs, and rockets on inner wing pylon</text:span><text:span text:style-name="T12"> only</text:span><text:span text:style-name="T7">. <text:s/>Rockets on outer wing pylon </text:span><text:span text:style-name="T13">can be fitted </text:span><text:span text:style-name="T36">but </text:span><text:span text:style-name="T37">cannot be selected</text:span><text:span text:style-name="T36">, so is not valid</text:span><text:span text:style-name="T7">.</text:span></text:p>
        </text:list-item>
        <text:list-item>
          <text:p text:style-name="P23">Cannot mix A/G weapons with Super 530D missiles, only Magics.</text:p>
        </text:list-item>
      </text:list>
      <text:p text:style-name="P6"/>
      <text:p text:style-name="P4">SAMP-250 note</text:p>
      <text:list xml:id="list325566094" text:style-name="L3">
        <text:list-item>
          <text:p text:style-name="P22"><text:span text:style-name="T19">As of 06/2022, SAMP-250 </text:span><text:span text:style-name="T20">LD</text:span><text:span text:style-name="T19"> (slick) bombs don't have the right release profile and will always hit long. <text:s/>SAMP-250 </text:span><text:span text:style-name="T20">HD</text:span><text:span text:style-name="T19"> (parachute retarded) works correctly.</text:span></text:p>
        </text:list-item>
      </text:list>
      <text:p text:style-name="P5"/>
      <text:p text:style-name="P8"><text:span text:style-name="T39">CCRP </text:span><text:span text:style-name="T40">b</text:span><text:span text:style-name="T39">ombs</text:span><text:span text:style-name="T40"> with visual target designation</text:span><text:span text:style-name="T39"> -- </text:span><text:span text:style-name="T25">Mk 82 </text:span><text:span text:style-name="T27">slicks</text:span><text:span text:style-name="T31">,</text:span><text:span text:style-name="T28"> </text:span><text:span text:style-name="T63"><text:s/>SAMP-250</text:span><text:span text:style-name="T64"> LD</text:span><text:span text:style-name="T63">, </text:span><text:span text:style-name="T28">GBU-10/12/16</text:span></text:p>
      <text:list xml:id="list559094537" text:style-name="L4">
        <text:list-item>
          <text:p text:style-name="P24">Press <text:span text:style-name="T47">Gray Reset Hat press</text:span><text:span text:style-name="T68"> ("</text:span>CNM <text:span text:style-name="T68">Switch n</text:span>eutral<text:span text:style-name="T68">").</text:span></text:p>
        </text:list-item>
        <text:list-item>
          <text:p text:style-name="P25">On <text:span text:style-name="T43">PPA</text:span> (above right knee):</text:p>
          <text:list>
            <text:list-item>
              <text:p text:style-name="P25"><text:span text:style-name="T43">Bomb Fuze Selector switch</text:span> ... <text:span text:style-name="T43">RET</text:span> (delay <text:span text:style-name="T54">fuze</text:span>) or <text:span text:style-name="T43">INST</text:span> <text:span text:style-name="T53">(instant </text:span><text:span text:style-name="T54">fuze</text:span><text:span text:style-name="T53">)</text:span></text:p>
            </text:list-item>
            <text:list-item>
              <text:p text:style-name="P25"><text:span text:style-name="T43">Bomb Release Quantity Selector switch</text:span> ... <text:span text:style-name="T43">At least 1</text:span>, or as desired. <text:s/><text:span text:style-name="T54">If 0, no bombs will drop.</text:span></text:p>
            </text:list-item>
            <text:list-item>
              <text:p text:style-name="P25"><text:span text:style-name="T43">Bomb Release Interval Selector switch</text:span> ... <text:span text:style-name="T43">As desired</text:span>, distance in meters</text:p>
            </text:list-item>
          </text:list>
        </text:list-item>
        <text:list-item>
          <text:p text:style-name="P25">On <text:span text:style-name="T43">PCA</text:span> (above left knee):</text:p>
          <text:list>
            <text:list-item>
              <text:p text:style-name="P25">Select <text:span text:style-name="T44">B</text:span><text:span text:style-name="T45">L1</text:span><text:span text:style-name="T53"> for </text:span><text:span text:style-name="T65">Mk 82 low-drag slicks </text:span><text:span text:style-name="T67">or </text:span><text:span text:style-name="T46">EL1</text:span><text:span text:style-name="T67"> for GBU</text:span>.</text:p>
            </text:list-item>
            <text:list-item>
              <text:p text:style-name="P18"><text:span text:style-name="T1">Select </text:span><text:span text:style-name="T24">TAS</text:span><text:span text:style-name="T1"> and </text:span><text:span text:style-name="T24">RS</text:span><text:span text:style-name="T1"> </text:span><text:span text:style-name="T2">(</text:span><text:span text:style-name="T3">Radar should be set to </text:span><text:span text:style-name="T25">EMIT</text:span><text:span text:style-name="T3"> and </text:span><text:span text:style-name="T2">Radar Altimeter should be </text:span><text:span text:style-name="T26">ON</text:span><text:span text:style-name="T2">).</text:span></text:p>
            </text:list-item>
          </text:list>
        </text:list-item>
        <text:list-item>
          <text:p text:style-name="P26"><text:span text:style-name="T51">Dish Hat up</text:span><text:span text:style-name="T73"> </text:span><text:span text:style-name="T69">("</text:span>Weapons System CMD FWD<text:span text:style-name="T69">")</text:span><text:span text:style-name="T73"> to s</text:span>et HUD to <text:span text:style-name="T50">BL</text:span> mode<text:span text:style-name="T69">.</text:span></text:p>
        </text:list-item>
        <text:list-item>
          <text:p text:style-name="P27">Fly to position the CCRP diamond on the target.</text:p>
        </text:list-item>
        <text:list-item>
          <text:p text:style-name="P18"><text:span text:style-name="T4">Press </text:span><text:span text:style-name="T32">Rear Thumb Button</text:span><text:span text:style-name="T8"> ("</text:span><text:span text:style-name="T9">Magic slave</text:span><text:span text:style-name="T10">/</text:span><text:span text:style-name="T9">AG designate</text:span><text:span text:style-name="T10">/INS position update</text:span><text:span text:style-name="T8">")</text:span><text:span text:style-name="T4"> to designate target.</text:span></text:p>
        </text:list-item>
      </text:list>
      <text:list xml:id="list475082248" text:style-name="L5">
        <text:list-item>
          <text:list>
            <text:list-item>
              <text:p text:style-name="P28">NOTE The designator remains floating in the HUD, <text:span text:style-name="T72">it does not stay locked on the designated target.</text:span></text:p>
            </text:list-item>
          </text:list>
        </text:list-item>
      </text:list>
      <text:list xml:id="list183644054655525" text:continue-list="list559094537" text:style-name="L4">
        <text:list-item>
          <text:p text:style-name="P27">Follow the steering "wings" indicators on the sides of the CCRP diamond.</text:p>
        </text:list-item>
        <text:list-item>
          <text:p text:style-name="P27">When you are 15 seconds from drop, horizontal release line will come up from the bottom of the HUD.</text:p>
        </text:list-item>
        <text:list-item>
          <text:p text:style-name="P18"><text:span text:style-name="T4">Hold </text:span><text:span text:style-name="T34">Trigger</text:span><text:span text:style-name="T1"> </text:span><text:span text:style-name="T4">until bombs drop when release cue reaches CCRP diamond</text:span><text:span text:style-name="T1">.</text:span></text:p>
        </text:list-item>
      </text:list>
      <text:list xml:id="list688570892" text:style-name="L6">
        <text:list-item>
          <text:list>
            <text:list-item>
              <text:p text:style-name="P19"><text:span text:style-name="T1">I</text:span><text:span text:style-name="T5">f using GBUs, they will start guiding on their own when they see the laser.</text:span></text:p>
            </text:list-item>
          </text:list>
        </text:list-item>
      </text:list>
      <text:list xml:id="list183643782279851" text:continue-list="list183644054655525" text:style-name="L4">
        <text:list-item>
          <text:p text:style-name="P14"><text:span text:style-name="T70">Set HUD back to </text:span><text:span text:style-name="T49">NAV</text:span><text:span text:style-name="T70"> mode with </text:span><text:span text:style-name="T48">Dish Hat down</text:span><text:span text:style-name="T69"> ("</text:span><text:span text:style-name="T70">Weapons System CMD AFT</text:span><text:span text:style-name="T69">")</text:span><text:span text:style-name="T70">.</text:span></text:p>
        </text:list-item>
      </text:list>
      <text:p text:style-name="P10"/>
      <text:p text:style-name="P8"><text:span text:style-name="T57">CCRP </text:span><text:span text:style-name="T58">b</text:span><text:span text:style-name="T57">ombs</text:span><text:span text:style-name="T58"> with pre-planned target designation (e.g. toss bombing)</text:span><text:span text:style-name="T57"> -- </text:span><text:span text:style-name="T59">Mk 82 </text:span><text:span text:style-name="T60">slicks</text:span><text:span text:style-name="T61">,</text:span><text:span text:style-name="T62"> </text:span><text:span text:style-name="T63"><text:s/>SAMP-250, </text:span><text:span text:style-name="T62">GBU-10/12/16</text:span></text:p>
      <text:list xml:id="list57159080" text:style-name="L7">
        <text:list-item>
          <text:p text:style-name="P29">You <text:span text:style-name="T43">must</text:span> have a <text:span text:style-name="T43">waypoint</text:span> at a distinctive IP that you can use to update your INS<text:span text:style-name="T77"> just before the target</text:span><text:span text:style-name="T78">, </text:span><text:span text:style-name="T52">and</text:span><text:span text:style-name="T78"> you must have an </text:span><text:span text:style-name="T52">offset</text:span><text:span text:style-name="T78"> on that waypoint to the actual target. <text:s/>To set up the offset, </text:span><text:span text:style-name="T52">see steps on navigation and waypoints page</text:span><text:span text:style-name="T77">.</text:span></text:p>
        </text:list-item>
        <text:list-item>
          <text:p text:style-name="P30">Follow steps <text:span text:style-name="T43">1 through 4</text:span> above to set up bombs and avionics modes.</text:p>
        </text:list-item>
        <text:list-item>
          <text:p text:style-name="P30"><text:span text:style-name="T77">As you approach </text:span><text:span text:style-name="T76">the IP waypoint </text:span>you will need to do an INS update<text:span text:style-name="T73">:</text:span></text:p>
          <text:list>
            <text:list-item>
              <text:p text:style-name="P30">When you are approaching the IP waypoint and it is the DEST waypoint, press <text:span text:style-name="T43">PI</text:span> <text:span text:style-name="T74">("Point Initial") </text:span>button on <text:span text:style-name="T43">PCA</text:span> <text:span text:style-name="T74">panel </text:span>(above left knee).</text:p>
            </text:list-item>
            <text:list-item>
              <text:p text:style-name="P30">A diamond will appear on the HUD indicating where the radar is pointing.</text:p>
            </text:list-item>
            <text:list-item>
              <text:p text:style-name="P30">When you are within 10 miles of the IP waypoint, a cross will appear on the HUD where the plane thinks the waypoint is.</text:p>
            </text:list-item>
            <text:list-item>
              <text:p text:style-name="P31">Point the diamond at the correct location of the waypoint and press <text:span text:style-name="T50">Rear Thumb Button</text:span><text:span text:style-name="T71"> ("</text:span><text:span text:style-name="T66">Magic slave</text:span><text:span text:style-name="T73">/</text:span><text:span text:style-name="T66">AG designate</text:span><text:span text:style-name="T73">/INS position update</text:span><text:span text:style-name="T71">")</text:span> to update the INS.<text:span text:style-name="T73"> <text:s/>You can press repeatedly to refine the location.</text:span></text:p>
            </text:list-item>
            <text:list-item>
              <text:p text:style-name="P20"><text:span text:style-name="T41">Don't</text:span><text:span text:style-name="T14"> press the VAL button on the </text:span><text:span text:style-name="T15">I</text:span><text:span text:style-name="T16">NS</text:span><text:span text:style-name="T14"> panel, and </text:span><text:span text:style-name="T41">don't</text:span><text:span text:style-name="T14"> turn off the PI button on the PCA panel.</text:span></text:p>
            </text:list-item>
          </text:list>
        </text:list-item>
        <text:list-item>
          <text:p text:style-name="P30">Continue flying toward and over the IP waypoint.<text:span text:style-name="T74"> <text:s/>The diamond should disappear from the HUD</text:span><text:span text:style-name="T75"> when you fly over it, and the </text:span>HUD will show CCRP symbology.</text:p>
        </text:list-item>
        <text:list-item>
          <text:p text:style-name="P21"><text:span text:style-name="T17">15 seconds from the target</text:span><text:span text:style-name="T11">, a short horizontal bomb release line will appear at th</text:span><text:span text:style-name="T18">e</text:span><text:span text:style-name="T11"> bottom of the HUD and start moving upwards.</text:span></text:p>
        </text:list-item>
        <text:list-item>
          <text:p text:style-name="P21"><text:span text:style-name="T11">Pull up to about 15 to 20 degrees nose up and </text:span><text:span text:style-name="T42">press and </text:span><text:span text:style-name="T31">hold </text:span><text:span text:style-name="T35">Trigger</text:span><text:span text:style-name="T11"> until release line meets velocity vector and </text:span><text:span text:style-name="T17">all </text:span><text:span text:style-name="T11">bombs drop.</text:span></text:p>
        </text:list-item>
        <text:list-item>
          <text:p text:style-name="P15"><text:span text:style-name="T70">Set HUD back to </text:span><text:span text:style-name="T49">NAV</text:span><text:span text:style-name="T70"> mode with </text:span><text:span text:style-name="T48">Dish Hat down</text:span><text:span text:style-name="T69"> ("</text:span><text:span text:style-name="T70">Weapons System CMD AFT</text:span><text:span text:style-name="T69">")</text:span><text:span text:style-name="T70">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7-16T18:36:43.304000000</dc:date>
    <meta:editing-duration>PT13H20M24S</meta:editing-duration>
    <meta:editing-cycles>76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2" meta:word-count="653" meta:character-count="3476" meta:non-whitespace-character-count="2893"/>
  </office:meta>
</office:document-meta>
</file>